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Website:</text:span> <text:a xlink:type="simple" xlink:href="https://alanmarcell.github.io" office:name=""><text:span text:style-name="Definition">alanmarcell.github.io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e"/>Resume<text:bookmark-end text:name="resume"/></text:h>
      <text:p text:style-name="Horizontal_20_Line"/>
      <text:h text:style-name="Heading_20_3" text:outline-level="3"><text:bookmark-start text:name="professional-goal"/>Professional Goal<text:bookmark-end text:name="professional-goal"/></text:h>
      <text:p text:style-name="First_20_paragraph">Tech Leader - Node Backend Dev - JS/TS Fullstack Dev</text:p>
      <text:p text:style-name="Horizontal_20_Line"/>
      <text:h text:style-name="Heading_20_3" text:outline-level="3"><text:bookmark-start text:name="preferred-technologies"/>Preferred Technologies<text:bookmark-end text:name="preferred-technologies"/></text:h>
      <text:p text:style-name="First_20_paragraph">NodeJS, GraphQL, Docker, ES6, PostgreSQL, MongoDB, React, React Native, Redux, Detox, Cypress, Jest.</text:p>
      <text:p text:style-name="Horizontal_20_Line"/>
      <text:h text:style-name="Heading_20_3" text:outline-level="3"><text:bookmark-start text:name="preferred-methodologies"/>Preferred Methodologies<text:bookmark-end text:name="preferred-methodologies"/></text:h>
      <text:p text:style-name="First_20_paragraph">Event Oriented Architecture, Serverless, Micro-services, Functional Programming, Test Driven Design (TDD), Clean Code, Mobile First, Agile</text:p>
      <text:p text:style-name="Horizontal_20_Line"/>
      <text:h text:style-name="Heading_20_3" text:outline-level="3"><text:bookmark-start text:name="preferred-tools"/>Preferred Tools<text:bookmark-end text:name="preferred-tools"/></text:h>
      <text:p text:style-name="First_20_paragraph">Visual Studio Code, Bitbucket, Manjaro Linux, MacOS, Oh-My-Fish, Netlify, Bitrise, Dynatrace, JMeter</text:p>
      <text:p text:style-name="Horizontal_20_Line"/>
      <text:h text:style-name="Heading_20_2" text:outline-level="2"><text:bookmark-start text:name="professional-experience"/>## Professional experience<text:bookmark-end text:name="professional-experience"/></text:h>
      <text:h text:style-name="Heading_20_3" text:outline-level="3"><text:bookmark-start text:name="f3-capital"/><text:a xlink:type="simple" xlink:href="https://f3capital.com.br/" office:name=""><text:span text:style-name="Definition"><text:span text:style-name="T1">F3 Capital</text:span></text:span></text:a><text:bookmark-end text:name="f3-capital"/></text:h>
      <text:p text:style-name="First_20_paragraph"><text:span text:style-name="T1">Tech Lead - Backend Developer</text:span> - <text:span text:style-name="Source_Text">01/03/2022 - Current</text:span></text:p>
      <text:h text:style-name="Heading_20_4" text:outline-level="4"><text:bookmark-start text:name="navega---customizable-private-pension-saas"/><text:a xlink:type="simple" xlink:href="https://stg.navega.com.vc" office:name=""><text:span text:style-name="Definition"><text:span text:style-name="T1">Navega - Customizable Private Pension SaaS</text:span></text:span></text:a><text:bookmark-end text:name="navega---customizable-private-pension-saas"/></text:h>
      <text:p text:style-name="First_20_paragraph">Full Private Pension Software as a Service that have a high level processes customization feature called Engine of Rules, allowing the clients to apply their own business rules natively, without the need of code customization.</text:p>
      <text:h text:style-name="Heading_20_3" text:outline-level="3"><text:bookmark-start text:name="julius-baer-family-office"/><text:a xlink:type="simple" xlink:href="https://www.juliusbaerfamilyoffice.com/" office:name=""><text:span text:style-name="Definition"><text:span text:style-name="T1">Julius Baer Family Office</text:span></text:span></text:a><text:bookmark-end text:name="julius-baer-family-office"/></text:h>
      <text:p text:style-name="First_20_paragraph"><text:span text:style-name="T1">Fullstack Engineer</text:span> - <text:span text:style-name="Source_Text">01/05/2021 - 30/04/2022</text:span></text:p>
      <text:p text:style-name="Text_20_body">In this project, our goal was to unify the user experience of two acquired family office companies, GPS and Reliance, building a web and mobile application using React Native Web and a REST API written with Typescrypt/NodeJS as a api gateway.</text:p>
      <text:h text:style-name="Heading_20_3" text:outline-level="3"><text:bookmark-start text:name="qintess"/><text:a xlink:type="simple" xlink:href="https://qintess.com/" office:name=""><text:span text:style-name="Definition"><text:span text:style-name="T1">Qintess</text:span></text:span></text:a><text:bookmark-end text:name="qintess"/></text:h>
      <text:p text:style-name="First_20_paragraph"><text:span text:style-name="T1">Fullstack Engineer</text:span> - <text:span text:style-name="Source_Text">20/04/2020 - 30/04/2021</text:span></text:p>
      <text:h text:style-name="Heading_20_4" text:outline-level="4"><text:bookmark-start text:name="natura---global-sales-platform---technical-evolutions-squad"/><text:a xlink:type="simple" xlink:href="https://gsp.natura.com/" office:name=""><text:span text:style-name="Definition"><text:span text:style-name="T1">Natura - Global Sales Platform</text:span></text:span></text:a><text:span text:style-name="T1"> - Technical Evolutions Squad</text:span><text:bookmark-end text:name="natura---global-sales-platform---technical-evolutions-squad"/></text:h>
      <text:p text:style-name="First_20_paragraph">In this squad our main goals was to increase performance and resilience while decreasing the infrastructure cost. The initial apdex was 0.79 and after 6 months of technical evolutions it reached 0.96, while reducing the infrastructure cost by around 5%.</text:p>
      <text:list text:style-name="L1">
        <text:list-item>
          <text:p text:style-name="P1"><text:span text:style-name="T1">Main Technologies:</text:span> NodeJS, ReactJS, GraphQL, Postgre, Scylla, Docker, AWS, Jest, Jenkins, Dynatrace, JMeter, NPM Registry.</text:p>
        </text:list-item>
        <text:list-item>
          <text:p text:style-name="P1"><text:span text:style-name="T1">Main methodologie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2">
        <text:list-item>
          <text:p text:style-name="P2"><text:span text:style-name="T1">Main Technologies:</text:span> React Native, Graphql, NodeJs, Docker, Hapi, Postgre, Redux, Redux-Saga, Detox, Jest, Enzyme</text:p>
        </text:list-item>
        <text:list-item>
          <text:p text:style-name="P2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3">
        <text:list-item>
          <text:p text:style-name="P3"><text:span text:style-name="T1">Main Technologies:</text:span> React Native, GraphQL, NodeJs, Hapi, SQL Server, Redux</text:p>
        </text:list-item>
        <text:list-item>
          <text:p text:style-name="P3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4">
        <text:list-item>
          <text:p text:style-name="P4"><text:span text:style-name="T1">Main Technologies:</text:span> ReactJS, RestAPI, Redux, Redux-Saga, Material-UI, Cypress, Jest, Enzyme, StoryBook</text:p>
        </text:list-item>
        <text:list-item>
          <text:p text:style-name="P4"><text:span text:style-name="T1">Main methodologie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a xlink:type="simple" xlink:href="https://devires.com.br/" office:name=""><text:span text:style-name="Definition"><text:span text:style-name="T1">Devires Tecnologia</text:span></text:span></text:a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<text:a xlink:type="simple" xlink:href="https://qsaude.com.br/" office:name=""><text:span text:style-name="Definition"><text:span text:style-name="T1">QSaúde Web Ecommerce Portal</text:span></text:span></text:a><text:bookmark-end text:name="qsaúde-web-ecommerce-portal"/></text:h>
      <text:p text:style-name="First_20_paragraph">Web portal for health plan adherence</text:p>
      <text:list text:style-name="L5">
        <text:list-item>
          <text:p text:style-name="P5"><text:span text:style-name="T1">Main Technologies:</text:span> ReactJS, GraphQL, NodeJS, SQL Server, Typescript, Docker, Azure, Jest, Cypress</text:p>
        </text:list-item>
        <text:list-item>
          <text:p text:style-name="P5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6">
        <text:list-item>
          <text:p text:style-name="P6"><text:span text:style-name="T1">Main Technologies:</text:span> React Native, GraphQL, NodeJS, Typescript, Azure, Jest, Detox</text:p>
        </text:list-item>
        <text:list-item>
          <text:p text:style-name="P6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a xlink:type="simple" xlink:href="https://www.accenture.com/" office:name=""><text:span text:style-name="Definition"><text:span text:style-name="T1">Accenture</text:span></text:span></text:a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<text:a xlink:type="simple" xlink:href="https://vaidevisa.visa.com.br/vdv/causas" office:name=""><text:span text:style-name="Definition"><text:span text:style-name="T1">Vai de Visa - Visa’s campaign web app</text:span></text:span></text:a><text:bookmark-end text:name="vai-de-visa---visas-campaign-web-app"/></text:h>
      <text:list text:style-name="L7">
        <text:list-item>
          <text:p text:style-name="P7"><text:span text:style-name="T1">Main Technology:</text:span> Angular 4</text:p>
        </text:list-item>
      </text:list>
      <text:p text:style-name="Horizontal_20_Line"/>
      <text:h text:style-name="Heading_20_3" text:outline-level="3"><text:bookmark-start text:name="fcamara-training-and-consulting"/><text:a xlink:type="simple" xlink:href="https://www.fcamara.com.br/" office:name=""><text:span text:style-name="Definition"><text:span text:style-name="T1">FCamara Training and Consulting</text:span></text:span></text:a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<text:a xlink:type="simple" xlink:href="https://www.linkapi.solutions/" office:name=""><text:span text:style-name="Definition"><text:span text:style-name="T1">Linkapi</text:span></text:span></text:a><text:bookmark-end text:name="linkapi"/></text:h>
      <text:p text:style-name="First_20_paragraph">Integration Platform</text:p>
      <text:list text:style-name="L8">
        <text:list-item>
          <text:p text:style-name="P8"><text:span text:style-name="T1">Main Technologies:</text:span> NodeJS, MongoDB, Docker, RabbitMQ, Pm2, Mocha, ES6, AngularJs</text:p>
        </text:list-item>
        <text:list-item>
          <text:p text:style-name="P8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<text:span text:style-name="T1">Bematech GDI</text:span>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<text:span text:style-name="T1">ASP</text:span><text:span text:style-name="T1">.NET E-commerce performance analysis</text:span><text:bookmark-end text:name="asp.net-e-commerce-performance-analysis"/></text:h>
      <text:list text:style-name="L10">
        <text:list-item>
          <text:p text:style-name="P10"><text:span text:style-name="T1">Main Technologies:</text:span> Visual Studio Web Test, New Relic, Dynatrace, Fiddler</text:p>
        </text:list-item>
      </text:list>
      <text:h text:style-name="Heading_20_4" text:outline-level="4"><text:bookmark-start text:name="winner-of-the-big-hackaton-onu-at-campus-party-10---health-keeper-project"/><text:span text:style-name="T1">Winner of the Big Hackaton-ONU at Campus Party 10 - Health Keeper Project</text:span><text:bookmark-end text:name="winner-of-the-big-hackaton-onu-at-campus-party-10---health-keeper-project"/></text:h>
      <text:list text:style-name="L11">
        <text:list-item>
          <text:p text:style-name="P11"><text:span text:style-name="T1">Main Technologie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<text:span text:style-name="T1">Staffgeist - Web App for Workplace Assessment</text:span><text:bookmark-end text:name="staffgeist---web-app-for-workplace-assessment"/></text:h>
      <text:list text:style-name="L12">
        <text:list-item>
          <text:p text:style-name="P12"><text:span text:style-name="T1">Main Technologies:</text:span> MVC, API, Angular JS, .NET 4.5 using C# language</text:p>
        </text:list-item>
        <text:list-item>
          <text:p text:style-name="P12"><text:span text:style-name="T1">Main methodologie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p text:style-name="Horizontal_20_Line"/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ourses"/>Courses<text:bookmark-end text:name="courses"/></text:h>
      <text:list text:style-name="L13">
        <text:list-item>
          <text:p text:style-name="P13"><text:span text:style-name="T1">Building Serverless Applications on AWS</text:span>, David Tucker – Pluralsight</text:p>
        </text:list-item>
        <text:list-item>
          <text:p text:style-name="P13"><text:span text:style-name="T1">Building Multi-step Applications with AWS Step Functions,</text:span> Nertil Poci – Pluralsight</text:p>
        </text:list-item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See more at</text:span> <text:a xlink:type="simple" xlink:href="https://app.pluralsight.com/profile/alanmarcell" office:name=""><text:span text:style-name="Definition">pluralsight.com/profile/alanmarcell</text:span></text:a></text:p>
        </text:list-item>
      </text:list>
      <text:p text:style-name="Horizontal_20_Line"/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<text:span text:style-name="T1">English:</text:span> Advanced</text:p>
        </text:list-item>
        <text:list-item>
          <text:p text:style-name="P14"><text:span text:style-name="T1">Spanish:</text:span> Beginner</text:p>
        </text:list-item>
        <text:list-item>
          <text:p text:style-name="P14"><text:span text:style-name="T1">Portuguese:</text:span> Na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2-09-11T20:41:55Z</meta:creation-date>
    <dc:date>2022-09-11T20:41:55Z</dc:date>
  </office:meta>
</office:document-meta>
</file>